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2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7" office:value-type="string" calcext:value-type="string">
            <text:p>1.7.3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2</text:p>
          </table:table-cell>
          <table:table-cell table:style-name="ce68" office:value-type="string" calcext:value-type="string">
            <text:p>1.7.3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7.0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16"/>
          <table:table-cell table:style-name="ce69" table:number-columns-repeated="3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7.0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1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1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/>
          <table:table-cell table:style-name="ce68" table:number-columns-repeated="3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7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22"/>
          <table:table-cell table:style-name="ce28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28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28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8"/>
          <table:covered-table-cell table:number-columns-repeated="4" table:style-name="ce22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3.1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20:15:02.7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59M22S</meta:editing-duration>
    <meta:editing-cycles>1109</meta:editing-cycles>
    <meta:generator>LibreOffice/7.6.7.2$Windows_X86_64 LibreOffice_project/dd47e4b30cb7dab30588d6c79c651f218165e3c5</meta:generator>
    <dc:date>2024-08-08T20:21:29.503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